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846" officeooo:rsid="001818bb" officeooo:paragraph-rsid="001818bb"/>
    </style:style>
    <style:style style:name="P2" style:family="paragraph" style:parent-style-name="Standard">
      <style:text-properties fo:color="#000846" officeooo:rsid="0019ec81" officeooo:paragraph-rsid="0019ec81"/>
    </style:style>
    <style:style style:name="T1" style:family="text">
      <style:text-properties officeooo:rsid="0019ec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c<text:span text:style-name="T1">-1</text:span>) <text:s/>Exhaustive search is the brute force algorithm to search through an array, a linked list, a tree… etc. <text:s/>It goes through every single option until the right path or the target value or it has determined that such value or path does not exist. <text:s/><text:span text:style-name="T1">The search for full, possible English words that could be represented by the keys inputted is an example of this.</text:span></text:p>
      <text:p text:style-name="P1"/>
      <text:p text:style-name="P2">2c-2) <text:s/>Branch and bound, or pruning, is the optimization o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0:53:54.344000000</meta:creation-date>
    <dc:date>2017-02-18T21:23:52.013000000</dc:date>
    <meta:editing-duration>PT19M57S</meta:editing-duration>
    <meta:editing-cycles>1</meta:editing-cycles>
    <meta:document-statistic meta:table-count="0" meta:image-count="0" meta:object-count="0" meta:page-count="1" meta:paragraph-count="2" meta:word-count="75" meta:character-count="423" meta:non-whitespace-character-count="345"/>
    <meta:generator>LibreOffice/5.2.5.1$Windows_x86 LibreOffice_project/0312e1a284a7d50ca85a365c316c7abbf20a4d22</meta:generator>
  </office:meta>
</office:document-meta>
</file>